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officeooo:rsid="0000ac54" officeooo:paragraph-rsid="0000ac54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el" fo:country="GR" officeooo:rsid="0000ac54" officeooo:paragraph-rsid="0000ac5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officeooo:rsid="000233c4" officeooo:paragraph-rsid="000233c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officeooo:rsid="0000ac54" officeooo:paragraph-rsid="0000ac54" style:font-size-asian="10.5pt" style:font-size-complex="12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πιβεβαίωση της μεθόδου των κόμβων.</text:p>
      <text:p text:style-name="P2"/>
      <text:p text:style-name="P2">Όνομα: Ρόντος Έκτορας-Θωμάς</text:p>
      <text:p text:style-name="P2">ΑΕΜ: 9477</text:p>
      <text:p text:style-name="P4">email: <text:a xlink:type="simple" xlink:href="mailto:rontekto@ece.auth.gr" text:style-name="Internet_20_link" text:visited-style-name="Visited_20_Internet_20_Link">rontekto@ece.auth.gr</text:a></text:p>
      <text:p text:style-name="P4"/>
      <text:p text:style-name="P3">Θεωρητικές τιμές:</text:p>
      <text:p text:style-name="P3"/>
      <text:p text:style-name="P3">Κόμβος Α: 1,48<text:span text:style-name="T1">V</text:span></text:p>
      <text:p text:style-name="P3">Κόμβος Β<text:span text:style-name="T1">: -</text:span>1,77<text:span text:style-name="T1">V</text:span></text:p>
      <text:p text:style-name="P3">Ι<text:span text:style-name="T1">(R4)= 6,5 mA</text:span></text:p>
      <text:p text:style-name="P3"><text:span text:style-name="T1"/></text:p>
      <text:p text:style-name="P3">Πειραματικές μετρήσεις:</text:p>
      <text:p text:style-name="P3"/>
      <text:p text:style-name="P3">Κόμβος Α: 1,54<text:span text:style-name="T1">V</text:span></text:p>
      <text:p text:style-name="P3">Κόμβος Β: -1,68<text:span text:style-name="T1">V</text:span></text:p>
      <text:p text:style-name="P3">Ι(<text:span text:style-name="T1">R</text:span>4)= 6,56<text:span text:style-name="T1">mA</text:span></text:p>
      <text:p text:style-name="P3"><text:span text:style-name="T1"/></text:p>
      <text:p text:style-name="P3">Η απόκλιση οφείλεται στην ατέλεια των στοιχείω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03:01:59.960000000</meta:creation-date>
    <dc:date>2019-06-01T03:32:30.889000000</dc:date>
    <meta:editing-duration>PT8S</meta:editing-duration>
    <meta:editing-cycles>1</meta:editing-cycles>
    <meta:document-statistic meta:table-count="0" meta:image-count="0" meta:object-count="0" meta:page-count="1" meta:paragraph-count="13" meta:word-count="40" meta:character-count="274" meta:non-whitespace-character-count="247"/>
    <meta:generator>LibreOffice/4.4.3.2$Windows_x86 LibreOffice_project/88805f81e9fe61362df02b9941de8e38a9b5fd16</meta:generator>
  </office:meta>
</office:document-meta>
</file>